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2.92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3.18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5.08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4.19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3.81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4.07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3.94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4.19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7cm" fo:min-width="2.104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2.80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08cm" fo:min-width="1.74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88cm" fo:min-width="2.19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3.3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82cm" fo:min-width="3.18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3.564cm"/>
      <style:paragraph-properties style:writing-mode="lr-tb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74cm" fo:min-width="3.691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23.344cm" fo:min-width="0.51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5.215cm"/>
      <style:paragraph-properties style:writing-mode="lr-tb"/>
    </style:style>
    <style:style style:name="gr23" style:family="graphic" style:parent-style-name="standard">
      <style:graphic-properties draw:fill="none" draw:textarea-vertical-align="middle" draw:auto-grow-height="false" fo:min-height="5.891cm" fo:min-width="0.143cm"/>
    </style:style>
    <style:style style:name="gr24" style:family="graphic" style:parent-style-name="standard">
      <style:graphic-properties draw:textarea-horizontal-align="justify" draw:textarea-vertical-align="middle" draw:auto-grow-height="false" fo:min-height="1.655cm" fo:min-width="3.43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894cm" fo:min-width="2.04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798cm" fo:min-width="3.818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036cm" fo:min-width="3.56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417cm" fo:min-width="3.94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544cm" fo:min-width="5.21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909cm" fo:min-width="3.18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429cm" svg:height="1.651cm" svg:x="2.397cm" svg:y="0.49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683cm" svg:height="1.778cm" svg:x="31.861cm" svg:y="7.604cm">
          <text:p text:style-name="P1">Gam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588cm" svg:height="1.778cm" svg:x="1.762cm" svg:y="3.54cm">
          <text:p text:style-name="P1">Create</text:p>
          <text:p text:style-name="P1">Game Manager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699cm" svg:height="2.032cm" svg:x="1.756cm" svg:y="11.795cm">
          <text:p text:style-name="P1">Loop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318cm" svg:height="1.905cm" svg:x="2.651cm" svg:y="14.97cm">
          <text:p text:style-name="P1">Insert Events</text:p>
          <text:p text:style-name="P1">Into Vector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4.572cm" svg:height="2.032cm" svg:x="3.921cm" svg:y="18.145cm">
          <text:p text:style-name="P1">Call State</text:p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4.445cm" svg:height="2.286cm" svg:x="4.048cm" svg:y="21.447cm">
          <text:p text:style-name="P1">Call State</text:p>
          <text:p text:style-name="P1">Draw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4.699cm" svg:height="2.286cm" svg:x="3.788cm" svg:y="24.749cm">
          <text:p text:style-name="P1">Change State</text:p>
          <text:p text:style-name="P1">If Needed</text:p>
          <draw:enhanced-geometry svg:viewBox="0 0 21600 21600" draw:type="rectangle" draw:enhanced-path="M 0 0 L 21600 0 21600 21600 0 21600 0 0 Z N"/>
        </draw:custom-shape>
        <draw:custom-shape draw:style-name="gr9" draw:text-style-name="P1" xml:id="id1" draw:id="id1" draw:layer="layout" svg:width="5.207cm" svg:height="2.413cm" svg:x="1.248cm" svg:y="29.321cm">
          <text:p text:style-name="P1">Loop Agai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1.248cm" svg:y1="30.528cm" svg:x2="1.756cm" svg:y2="12.811cm" draw:start-shape="id1" draw:start-glue-point="5" draw:end-shape="id2" draw:end-glue-point="3" svg:d="M1248 30528h-502v-17717h1010" svg:viewBox="0 0 1011 17718">
          <text:p/>
        </draw:connector>
        <draw:connector draw:style-name="gr10" draw:text-style-name="P2" draw:layer="layout" svg:x1="4.111cm" svg:y1="2.143cm" svg:x2="4.556cm" svg:y2="3.54cm" draw:start-shape="id3" draw:start-glue-point="2" draw:end-shape="id4" draw:end-glue-point="0" svg:d="M4111 2143v698h445v699" svg:viewBox="0 0 446 1398">
          <text:p/>
        </draw:connector>
        <draw:connector draw:style-name="gr10" draw:text-style-name="P2" draw:layer="layout" svg:x1="4.556cm" svg:y1="5.318cm" svg:x2="4.111cm" svg:y2="7.096cm" draw:start-shape="id4" draw:start-glue-point="2" draw:end-shape="id5" draw:end-glue-point="0" svg:d="M4556 5318v889h-445v889" svg:viewBox="0 0 446 1779">
          <text:p/>
        </draw:connector>
        <draw:connector draw:style-name="gr10" draw:text-style-name="P2" draw:layer="layout" svg:x1="4.105cm" svg:y1="13.827cm" svg:x2="4.81cm" svg:y2="14.97cm" draw:start-shape="id2" draw:start-glue-point="2" draw:end-shape="id6" draw:end-glue-point="0" svg:d="M4105 13827v571h705v572" svg:viewBox="0 0 706 1144">
          <text:p/>
        </draw:connector>
        <draw:connector draw:style-name="gr10" draw:text-style-name="P2" draw:layer="layout" svg:x1="4.81cm" svg:y1="16.875cm" svg:x2="6.207cm" svg:y2="18.145cm" draw:start-shape="id6" draw:start-glue-point="2" draw:end-shape="id7" draw:end-glue-point="0" svg:d="M4810 16875v635h1397v635" svg:viewBox="0 0 1398 1271">
          <text:p/>
        </draw:connector>
        <draw:connector draw:style-name="gr10" draw:text-style-name="P2" draw:layer="layout" svg:x1="6.207cm" svg:y1="20.177cm" svg:x2="6.27cm" svg:y2="21.447cm" draw:start-shape="id7" draw:start-glue-point="2" draw:end-shape="id8" draw:end-glue-point="0" svg:d="M6207 20177v635h63v635" svg:viewBox="0 0 64 1271">
          <text:p/>
        </draw:connector>
        <draw:connector draw:style-name="gr10" draw:text-style-name="P2" draw:layer="layout" svg:x1="6.27cm" svg:y1="23.733cm" svg:x2="6.137cm" svg:y2="24.749cm" draw:start-shape="id8" draw:start-glue-point="2" draw:end-shape="id9" draw:end-glue-point="0" svg:d="M6270 23733v508h-133v508" svg:viewBox="0 0 134 1017">
          <text:p/>
        </draw:connector>
        <draw:connector draw:style-name="gr10" draw:text-style-name="P2" draw:layer="layout" svg:x1="6.137cm" svg:y1="27.035cm" svg:x2="3.852cm" svg:y2="29.321cm" draw:start-shape="id9" draw:start-glue-point="2" draw:end-shape="id1" draw:end-glue-point="4" svg:d="M6137 27035v1143h-2285v1143" svg:viewBox="0 0 2286 2287">
          <text:p/>
        </draw:connector>
        <draw:custom-shape draw:style-name="gr11" draw:text-style-name="P1" xml:id="id10" draw:id="id10" draw:layer="layout" svg:width="3.302cm" svg:height="1.778cm" svg:x="5.439cm" svg:y="31.988cm">
          <text:p text:style-name="P1">End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3.852cm" svg:y1="31.734cm" svg:x2="5.439cm" svg:y2="32.877cm" draw:start-shape="id1" draw:start-glue-point="6" draw:end-shape="id10" draw:end-glue-point="3" svg:d="M3852 31734v1143h1587" svg:viewBox="0 0 1588 1144">
          <text:p/>
        </draw:connector>
        <draw:custom-shape draw:style-name="gr12" draw:text-style-name="P1" xml:id="id14" draw:id="id14" draw:layer="layout" svg:width="3.175cm" svg:height="1.778cm" svg:x="27.797cm" svg:y="9.763cm">
          <text:p text:style-name="P1">Function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xml:id="id12" draw:id="id12" draw:layer="layout" svg:width="3.81cm" svg:height="2.032cm" svg:x="36.052cm" svg:y="10.652cm">
          <text:p text:style-name="P1">Variab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6" draw:id="id16" draw:layer="layout" svg:width="3.81cm" svg:height="1.778cm" svg:x="9.255cm" svg:y="9.763cm">
          <text:p text:style-name="P1">States</text:p>
          <draw:enhanced-geometry svg:viewBox="0 0 21600 21600" draw:type="rectangle" draw:enhanced-path="M 0 0 L 21600 0 21600 21600 0 21600 0 0 Z N"/>
        </draw:custom-shape>
        <draw:custom-shape draw:style-name="gr15" draw:text-style-name="P1" xml:id="id25" draw:id="id25" draw:layer="layout" svg:width="3.683cm" svg:height="2.032cm" svg:x="13.954cm" svg:y="19.034cm">
          <text:p text:style-name="P1">Main Menu</text:p>
          <draw:enhanced-geometry svg:viewBox="0 0 21600 21600" draw:type="rectangle" draw:enhanced-path="M 0 0 L 21600 0 21600 21600 0 21600 0 0 Z N"/>
        </draw:custom-shape>
        <draw:custom-shape draw:style-name="gr16" draw:text-style-name="P1" xml:id="id29" draw:id="id29" draw:layer="layout" svg:width="4.064cm" svg:height="1.905cm" svg:x="25.003cm" svg:y="19.034cm">
          <text:p text:style-name="P1">Game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draw:type="curve" svg:x1="35.544cm" svg:y1="8.493cm" svg:x2="37.957cm" svg:y2="10.652cm" draw:start-shape="id11" draw:start-glue-point="1" draw:end-shape="id12" draw:end-glue-point="4" svg:d="M35544 8493c1609 0 2413 719 2413 2159" svg:viewBox="0 0 2414 2160">
          <text:p/>
        </draw:connector>
        <draw:custom-shape draw:style-name="gr18" draw:text-style-name="P1" xml:id="id13" draw:id="id13" draw:layer="layout" svg:width="4.445cm" svg:height="2.54cm" svg:x="36.306cm" svg:y="14.335cm">
          <text:p text:style-name="P1">Texture</text:p>
          <text:p text:style-name="P1">Vector / dict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draw:type="curve" svg:x1="39.304cm" svg:y1="12.387cm" svg:x2="38.528cm" svg:y2="14.335cm" draw:start-shape="id12" draw:start-glue-point="9" draw:end-shape="id13" draw:end-glue-point="0" svg:d="M39304 12387c0 1684-776 711-776 1948" svg:viewBox="0 0 777 1949">
          <text:p/>
        </draw:connector>
        <draw:custom-shape draw:style-name="gr19" draw:text-style-name="P1" xml:id="id15" draw:id="id15" draw:layer="layout" svg:width="4.191cm" svg:height="1.524cm" svg:x="26.273cm" svg:y="13.319cm">
          <text:p text:style-name="P1">loadTexture</text:p>
          <draw:enhanced-geometry svg:viewBox="0 0 21600 21600" draw:type="rectangle" draw:enhanced-path="M 0 0 L 21600 0 21600 21600 0 21600 0 0 Z N"/>
        </draw:custom-shape>
        <draw:custom-shape draw:style-name="gr20" draw:text-style-name="P3" xml:id="id17" draw:id="id17" draw:layer="layout" svg:width="2.794cm" svg:height="24.892cm" svg:x="11.668cm" svg:y="17.6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7" draw:text-style-name="P2" draw:layer="layout" draw:type="curve" svg:x1="28.262cm" svg:y1="11.281cm" svg:x2="28.368cm" svg:y2="13.319cm" draw:start-shape="id14" draw:start-glue-point="7" draw:end-shape="id15" draw:end-glue-point="0" svg:d="M28262 11281c0 1725 106 706 106 2038" svg:viewBox="0 0 107 2039">
          <text:p/>
        </draw:connector>
        <draw:connector draw:style-name="gr17" draw:text-style-name="P2" draw:layer="layout" draw:type="curve" svg:x1="29.385cm" svg:y1="9.763cm" svg:x2="31.861cm" svg:y2="8.493cm" draw:start-shape="id14" draw:start-glue-point="4" draw:end-shape="id11" draw:end-glue-point="3" svg:d="M29385 9763c0-847 825-1270 2476-1270" svg:viewBox="0 0 2477 1271">
          <text:p/>
        </draw:connector>
        <draw:connector draw:style-name="gr17" draw:text-style-name="P2" draw:layer="layout" draw:type="curve" svg:x1="11.16cm" svg:y1="11.541cm" svg:x2="11.668cm" svg:y2="30.083cm" draw:start-shape="id16" draw:start-glue-point="2" draw:end-shape="id17" draw:end-glue-point="5" svg:d="M11160 11541c0 12362 169 18542 508 18542" svg:viewBox="0 0 509 18543">
          <text:p/>
        </draw:connector>
        <draw:custom-shape draw:style-name="gr21" draw:text-style-name="P1" xml:id="id18" draw:id="id18" draw:layer="layout" svg:width="4.445cm" svg:height="1.27cm" svg:x="13.573cm" svg:y="1.254cm">
          <text:p text:style-name="P1">Non-Cod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.715cm" svg:height="1.524cm" svg:x="21.701cm" svg:y="1.381cm">
          <text:p text:style-name="P1">Create Textures</text:p>
          <draw:enhanced-geometry svg:viewBox="0 0 21600 21600" draw:type="rectangle" draw:enhanced-path="M 0 0 L 21600 0 21600 21600 0 21600 0 0 Z N"/>
        </draw:custom-shape>
        <draw:custom-shape draw:style-name="gr23" draw:text-style-name="P3" xml:id="id19" draw:id="id19" draw:layer="layout" svg:width="1.778cm" svg:height="6.477cm" svg:x="19.923cm" svg:y="0.87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7" draw:text-style-name="P2" draw:layer="layout" draw:type="curve" svg:x1="15.795cm" svg:y1="2.524cm" svg:x2="19.923cm" svg:y2="4.112cm" draw:start-shape="id18" draw:start-glue-point="2" draw:end-shape="id19" draw:end-glue-point="5" svg:d="M15795 2524c0 1059 1376 1588 4128 1588" svg:viewBox="0 0 4129 1589">
          <text:p/>
        </draw:connector>
        <draw:custom-shape draw:style-name="gr24" draw:text-style-name="P1" xml:id="id24" draw:id="id24" draw:layer="layout" svg:width="3.937cm" svg:height="1.905cm" svg:x="30.718cm" svg:y="23.479cm">
          <text:p text:style-name="P1">Update:</text:p>
          <draw:enhanced-geometry svg:viewBox="0 0 21600 21600" draw:type="rectangle" draw:enhanced-path="M 0 0 L 21600 0 21600 21600 0 21600 0 0 Z N"/>
        </draw:custom-shape>
        <draw:custom-shape draw:style-name="gr25" draw:text-style-name="P1" xml:id="id20" draw:id="id20" draw:layer="layout" svg:width="5.08cm" svg:height="2.286cm" svg:x="31.099cm" svg:y="26.781cm">
          <text:p text:style-name="P1">Clic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21" draw:id="id21" draw:layer="layout" svg:width="4.318cm" svg:height="3.048cm" svg:x="36.814cm" svg:y="30.21cm">
          <text:p text:style-name="P1">Pointer</text:p>
          <text:p text:style-name="P1">Coords to</text:p>
          <text:p text:style-name="P1">Array coords</text:p>
          <draw:enhanced-geometry svg:viewBox="0 0 21600 21600" draw:type="rectangle" draw:enhanced-path="M 0 0 L 21600 0 21600 21600 0 21600 0 0 Z N"/>
        </draw:custom-shape>
        <draw:connector draw:style-name="gr27" draw:text-style-name="P2" draw:layer="layout" svg:x1="36.179cm" svg:y1="27.924cm" svg:x2="38.973cm" svg:y2="30.21cm" draw:start-shape="id20" draw:start-glue-point="7" draw:end-shape="id21" draw:end-glue-point="0" svg:d="M36179 27924h2794v2286" svg:viewBox="0 0 2795 2287">
          <text:p text:style-name="P1">Yes</text:p>
        </draw:connector>
        <draw:custom-shape draw:style-name="gr28" draw:text-style-name="P1" xml:id="id22" draw:id="id22" draw:layer="layout" svg:width="4.064cm" svg:height="2.286cm" svg:x="37.195cm" svg:y="36.687cm">
          <text:p text:style-name="P1">Board</text:p>
          <text:p text:style-name="P1">Updat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38.973cm" svg:y1="33.258cm" svg:x2="39.227cm" svg:y2="36.687cm" draw:start-shape="id21" draw:start-glue-point="2" draw:end-shape="id22" draw:end-glue-point="0" svg:d="M38973 33258v1715h254v1714" svg:viewBox="0 0 255 3430">
          <text:p/>
        </draw:connector>
        <draw:custom-shape draw:style-name="gr29" draw:text-style-name="P1" xml:id="id23" draw:id="id23" draw:layer="layout" svg:width="4.445cm" svg:height="2.667cm" svg:x="31.48cm" svg:y="39.735cm">
          <text:p text:style-name="P1">Update</text:p>
          <text:p text:style-name="P1">Draw Data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39.227cm" svg:y1="38.973cm" svg:x2="35.925cm" svg:y2="41.068cm" draw:start-shape="id22" draw:start-glue-point="2" draw:end-shape="id23" draw:end-glue-point="1" svg:d="M39227 38973v2095h-3302" svg:viewBox="0 0 3303 2096">
          <text:p/>
        </draw:connector>
        <draw:connector draw:style-name="gr27" draw:text-style-name="P2" draw:layer="layout" svg:x1="33.639cm" svg:y1="29.067cm" svg:x2="33.702cm" svg:y2="39.735cm" draw:start-shape="id20" draw:start-glue-point="6" draw:end-shape="id23" draw:end-glue-point="0" svg:d="M33639 29067v5334h63v5334" svg:viewBox="0 0 64 10669">
          <text:p text:style-name="P1">No</text:p>
        </draw:connector>
        <draw:connector draw:style-name="gr10" draw:text-style-name="P2" draw:layer="layout" svg:x1="32.686cm" svg:y1="25.384cm" svg:x2="33.639cm" svg:y2="26.781cm" draw:start-shape="id24" draw:start-glue-point="2" draw:end-shape="id20" draw:end-glue-point="4" svg:d="M32686 25384v698h953v699" svg:viewBox="0 0 954 1398">
          <text:p/>
        </draw:connector>
        <draw:custom-shape draw:style-name="gr24" draw:text-style-name="P1" xml:id="id26" draw:id="id26" draw:layer="layout" svg:width="3.937cm" svg:height="1.905cm" svg:x="17.256cm" svg:y="25.003cm">
          <text:p text:style-name="P1">Update: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5.795cm" svg:y1="21.066cm" svg:x2="17.256cm" svg:y2="25.955cm" draw:start-shape="id25" draw:start-glue-point="2" draw:end-shape="id26" draw:end-glue-point="3" svg:d="M15795 21066v4889h1461" svg:viewBox="0 0 1462 4890">
          <text:p/>
        </draw:connector>
        <draw:custom-shape draw:style-name="gr30" draw:text-style-name="P1" xml:id="id5" draw:id="id5" draw:layer="layout" svg:width="5.715cm" svg:height="2.794cm" svg:x="1.254cm" svg:y="7.096cm">
          <text:p text:style-name="P1">Create</text:p>
          <text:p text:style-name="P1">Game States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4.111cm" svg:y1="9.89cm" svg:x2="4.105cm" svg:y2="11.795cm" draw:start-shape="id5" draw:start-glue-point="2" draw:end-shape="id2" draw:end-glue-point="0" svg:d="M4111 9890v953h-6v952" svg:viewBox="0 0 7 1906">
          <text:p/>
        </draw:connector>
        <draw:custom-shape draw:style-name="gr15" draw:text-style-name="P1" xml:id="id27" draw:id="id27" draw:layer="layout" svg:width="3.683cm" svg:height="2.032cm" svg:x="17.256cm" svg:y="22.082cm">
          <text:p text:style-name="P1">Init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5.795cm" svg:y1="21.066cm" svg:x2="17.256cm" svg:y2="23.098cm" draw:start-shape="id25" draw:start-glue-point="2" draw:end-shape="id27" draw:end-glue-point="3" svg:d="M15795 21066v2032h1461" svg:viewBox="0 0 1462 2033">
          <text:p/>
        </draw:connector>
        <draw:custom-shape draw:style-name="gr8" draw:text-style-name="P1" xml:id="id28" draw:id="id28" draw:layer="layout" svg:width="4.699cm" svg:height="2.286cm" svg:x="17.129cm" svg:y="27.924cm">
          <text:p text:style-name="P1">Draw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5.795cm" svg:y1="21.066cm" svg:x2="17.129cm" svg:y2="29.067cm" draw:start-shape="id25" draw:start-glue-point="2" draw:end-shape="id28" draw:end-glue-point="3" svg:d="M15795 21066v8001h1334" svg:viewBox="0 0 1335 8002">
          <text:p/>
        </draw:connector>
        <draw:connector draw:style-name="gr10" draw:text-style-name="P2" draw:layer="layout" svg:x1="27.035cm" svg:y1="20.939cm" svg:x2="30.718cm" svg:y2="24.431cm" draw:start-shape="id29" draw:start-glue-point="2" draw:end-shape="id24" draw:end-glue-point="3" svg:d="M27035 20939v3492h3683" svg:viewBox="0 0 3684 3493">
          <text:p/>
        </draw:connector>
        <draw:custom-shape draw:style-name="gr16" draw:text-style-name="P1" xml:id="id31" draw:id="id31" draw:layer="layout" svg:width="4.064cm" svg:height="1.905cm" svg:x="30.337cm" svg:y="20.939cm">
          <text:p text:style-name="P1">Init</text:p>
          <draw:enhanced-geometry svg:viewBox="0 0 21600 21600" draw:type="rectangle" draw:enhanced-path="M 0 0 L 21600 0 21600 21600 0 21600 0 0 Z N"/>
        </draw:custom-shape>
        <draw:custom-shape draw:style-name="gr31" draw:text-style-name="P1" xml:id="id30" draw:id="id30" draw:layer="layout" svg:width="3.683cm" svg:height="2.159cm" svg:x="29.194cm" svg:y="44.053cm">
          <text:p text:style-name="P1">Draw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7.035cm" svg:y1="20.939cm" svg:x2="29.194cm" svg:y2="45.132cm" draw:start-shape="id29" draw:start-glue-point="2" draw:end-shape="id30" draw:end-glue-point="3" svg:d="M27035 20939v24193h2159" svg:viewBox="0 0 2160 24194">
          <text:p/>
        </draw:connector>
        <draw:connector draw:style-name="gr10" draw:text-style-name="P2" draw:layer="layout" svg:x1="27.035cm" svg:y1="20.939cm" svg:x2="30.337cm" svg:y2="21.891cm" draw:start-shape="id29" draw:start-glue-point="2" draw:end-shape="id31" draw:end-glue-point="3" svg:d="M27035 20939v952h3302" svg:viewBox="0 0 3303 95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7T22:49:11.089000000</meta:creation-date>
    <dc:date>2020-04-27T23:50:36.468000000</dc:date>
    <meta:editing-duration>PT9M42S</meta:editing-duration>
    <meta:editing-cycles>3</meta:editing-cycles>
    <meta:generator>LibreOffice/6.4.3.2$Windows_X86_64 LibreOffice_project/747b5d0ebf89f41c860ec2a39efd7cb15b54f2d8</meta:generator>
    <meta:document-statistic meta:object-count="59"/>
  </office:meta>
</office:document-meta>
</file>